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tre : Relever des données de consommation.</text:p>
      <text:p text:style-name="Standard">Résumé : Ce cas d'utilisation décrit la possibilité de GrDF de relever les données de consommation des clients qui ont des contrats d'abonnement avec les fournisseurs de gaz.</text:p>
      <text:p text:style-name="Standard">Acteurs : Grdf.</text:p>
      <text:p text:style-name="Standard"/>
      <text:p text:style-name="Standard">Description des scénarios :</text:p>
      <text:p text:style-name="Standard">préconditions :</text:p>
      <text:p text:style-name="Standard"/>
      <text:p text:style-name="Standard">1. Le compteur Gazpar est fonctionnel ou il y a au moins un agent qui peut faire les relevés.</text:p>
      <text:p text:style-name="Standard">2. La sécurité des données est obligatoire.</text:p>
      <text:p text:style-name="Standard">3. La disponibilité des données est obligatoire.</text:p>
      <text:p text:style-name="Standard"/>
      <text:p text:style-name="Standard">scénario nominal :</text:p>
      <text:p text:style-name="Standard">1. vérifier que le client a un compteur Gazpar.</text:p>
      <text:p text:style-name="Standard">2.le compteur </text:p>
      <text:p text:style-name="Standard"/>
      <text:p text:style-name="Standard">Titre : Raccorder Client .</text:p>
      <text:p text:style-name="Standard">Résumé : Ce cas d'utilisation, permet à GrDF de raccorder le client au Canalisation après sa <text:s/>signature de contrat avec son fournisseur.</text:p>
      <text:p text:style-name="Standard">Acteur : GrDF, Client.</text:p>
      <text:p text:style-name="Standard"/>
      <text:p text:style-name="Standard">Description des scénario :</text:p>
      <text:p text:style-name="Standard">Préconditions :</text:p>
      <text:p text:style-name="Standard">1.</text:p>
      <text:p text:style-name="Standard">2.</text:p>
      <text:p text:style-name="Standard">3.</text:p>
      <text:p text:style-name="Standard"/>
      <text:p text:style-name="Standard">Scénario nominal :</text:p>
      <text:p text:style-name="Standard">1.</text:p>
      <text:p text:style-name="Standard">2.</text:p>
      <text:p text:style-name="Standard">3.</text:p>
      <text:p text:style-name="Standard">4.</text:p>
      <text:p text:style-name="Standard"/>
      <text:p text:style-name="Standard"/>
      <text:p text:style-name="Standard">Titre : Interrompre la fourniture.</text:p>
      <text:p text:style-name="Standard">Résumé : Ce cas d'utilisation, permet à Grdf de couper le gaz pour les clients qui n'ont pas payé leurs consommations suite à la demande de leurs fournisseurs.</text:p>
      <text:p text:style-name="Standard">Acteurs : GrDF, fournisseur et client.</text:p>
      <text:p text:style-name="Standard"><text:s/></text:p>
      <text:p text:style-name="Standard">Description des scénario :</text:p>
      <text:p text:style-name="Standard">Préconditions :</text:p>
      <text:p text:style-name="Standard">1. Client n'a payé sa facture.</text:p>
      <text:p text:style-name="Standard">2. le fournisseur demande à Grdf de couper le gaz pour le client</text:p>
      <text:p text:style-name="Standard">3. Un agent est disponible pour se déplaçer.</text:p>
      <text:p text:style-name="Standard"/>
      <text:p text:style-name="Standard">Scénario nominal :</text:p>
      <text:p text:style-name="Standard">1. si le contrat du client n'est pas soumis à une obligation de maintient de fourniture, le fournisseur demande un déplacement pour couper le gaz à GrDF.</text:p>
      <text:p text:style-name="Standard">2.GrDF renvoie les informations pour la mission d'interruption.</text:p>
      <text:p text:style-name="Standard">3. Si client paye sa facture entre temps , le fournisseur demande d'annuler la mission d'interruption à GrDF.</text:p>
      <text:p text:style-name="Standard">4.si la demande <text:s/>ne dépasse pas le délai, Grdf annule la mission.</text:p>
      <text:p text:style-name="Standard"><text:soft-page-break/>5. le fournisseur informe le client pour qu'il ait la possibilité sa facture à l'opérateur Grdf.</text:p>
      <text:p text:style-name="Standard">6. GrDF envoie l'opérateur.</text:p>
      <text:p text:style-name="Standard">7.si le fournisseur choisit l'option d'interruption ferme.</text:p>
      <text:p text:style-name="Standard">8.si le client prouve le paiement de sa facture, l'opérateur Grdf informe le fournisseur.</text:p>
      <text:p text:style-name="Standard">9.si le client ne prouve pas le paiement.</text:p>
      <text:p text:style-name="Standard">10. si l'opérateur est confronté à un cas de force majeur, il informe le fournisseur.</text:p>
      <text:p text:style-name="Standard">11. sinon, l'opérateur ferme le robinet du compteur.</text:p>
      <text:p text:style-name="Standard">12. si le fournisseur choisit l'option d'interruption optionelle.</text:p>
      <text:p text:style-name="Standard">13. si le client est présent.</text:p>
      <text:p text:style-name="Standard">14. Si le client accepte de payer sa facture, l'opérateur informe le fournisseur.</text:p>
      <text:p text:style-name="Standard">15. sinon l'opérateur ferme le robinet de compteur. <text:s/></text:p>
      <text:p text:style-name="Standard">16. si le client refuse de payer sa facuture, l'opérateur ferme le robinet du compteur.</text:p>
      <text:p text:style-name="Standard">17. si le client est absent, l'opérateur ferme le robinet du compteur.</text:p>
      <text:p text:style-name="Standard">18. GrDF facture le déplacement au fournisseur.</text:p>
      <text:p text:style-name="Standard"/>
      <text:p text:style-name="Standard"/>
      <text:p text:style-name="Standard">Titre : Transporter le Gaz.</text:p>
      <text:p text:style-name="Standard">Résumé : Ce cas d'utilisation à GrDF de distribuer le gaz aux clients.</text:p>
      <text:p text:style-name="Standard">Acteur : GrDF.</text:p>
      <text:p text:style-name="Standard"/>
      <text:p text:style-name="Standard">Déscription des scénario :</text:p>
      <text:p text:style-name="Standard">Préconditions :</text:p>
      <text:p text:style-name="Standard">1. il y a du <text:s/>gaz dans le réseau.</text:p>
      <text:p text:style-name="Standard">2. il y a des clients.</text:p>
      <text:p text:style-name="Standard"/>
      <text:p text:style-name="Standard">scénario nominal :</text:p>
      <text:p text:style-name="Standard">1. le gaz est dans le réseau.</text:p>
      <text:p text:style-name="Standard">2.si le gaz est liquide, il est gazéifié.</text:p>
      <text:p text:style-name="Standard">3. le gaz est comprimé</text:p>
      <text:p text:style-name="Standard">4. le mercaptan est injecté dans le gaz pour lui donner une odeur à la frontière.</text:p>
      <text:p text:style-name="Standard">5.le gaz est de nouveau comprimer afin <text:s/>qu'il puisse avancer dans les canalisations.</text:p>
      <text:p text:style-name="Standard">6. soit il est détendu en <text:s/>MPC.</text:p>
      <text:p text:style-name="Standard">7. soit il est détendu en <text:s/>MPB.</text:p>
      <text:p text:style-name="Standard">8.s'il a été détendu en MPC, il est de nouveau détendu en MPB.</text:p>
      <text:p text:style-name="Standard">9. soit il est détendu pour alimenter un poster client (souvent industriel ou commercial).</text:p>
      <text:p text:style-name="Standard">10.soit il est détendu afin d'alimenter un consommateur classique.</text:p>
      <text:p text:style-name="Standard">11.soit il est détendu en basse pression pour alimenter un client classique (réseau en fonte ductile, remplacement à venir).</text:p>
      <text:p text:style-name="Standard"/>
      <text:p text:style-name="Standard">Titre : Assurer la sécurité.</text:p>
      <text:p text:style-name="Standard">Résumé : Ce cas d'utilisation, permet à Grdf d 'assue<text:span text:style-name="T1">r la sécurité du réseau .</text:span></text:p>
      <text:p text:style-name="Standard">Acteurs : GrDF.</text:p>
      <text:p text:style-name="Standard"/>
      <text:p text:style-name="Standard">Description des scénario :</text:p>
      <text:p text:style-name="Standard">Préconditions :</text:p>
      <text:p text:style-name="Standard">1.le réseau est mis en place. </text:p>
      <text:p text:style-name="Standard">2.déclenchement d'un alerte. </text:p>
      <text:p text:style-name="Standard">3.disponibilité des opérateurs dédiés à la maintenance et sécurité. </text:p>
      <text:p text:style-name="Standard"/>
      <text:p text:style-name="Standard">Scénario nominal :</text:p>
      <text:p text:style-name="Standard">1.l'appelant repère un incident <text:s/>et décide d'appeler.</text:p>
      <text:p text:style-name="Standard">2. <text:s text:c="2"/>si il appelle le Standard de Grdf, il y a un appel systématique au CTA-CDIS .</text:p>
      <text:p text:style-name="Standard"><text:soft-page-break/>3. l'opérateur qui a répondu à l' appel fait évaluer la situation selon la grille PGR.</text:p>
      <text:p text:style-name="Standard">4. Sinon il appelle le standard CTA-CODIS, il y a aussi un appel systématique au standard de Grdf.</text:p>
      <text:p text:style-name="Standard">5. l'opérateur du standard du CTA-CODIS évalué la situation selon la grille PGR.</text:p>
      <text:p text:style-name="Standard">6. la situation est grave, <text:s/>déclenchement de la procédure renforcée( voir scénario procédure renforcée).</text:p>
      <text:p text:style-name="Standard">7. si la situation est normale, Grdf envoie l'opérateur.</text:p>
      <text:p text:style-name="Standard">8. <text:s/>l'opérateur fait l'évaluation sur terrain.</text:p>
      <text:p text:style-name="Standard">9. <text:s/>si l'évaluation est grave, déclenchement de la procédure renforcée.</text:p>
      <text:p text:style-name="Standard">10. si la situation est normale, il fait les réparations.</text:p>
      <text:p text:style-name="Standard">11.. CTA-CODIS envoie le COS .</text:p>
      <text:p text:style-name="Standard">12. Le COS évalue la situation sur le terrrain.</text:p>
      <text:p text:style-name="Standard">13. Si l'évaluation est grave, <text:s/>déclenchement de la procédure renforcée.</text:p>
      <text:p text:style-name="Standard">14. Sinon l'opérateur Grdf fait la réparation.</text:p>
      <text:p text:style-name="Standard"/>
      <text:p text:style-name="Standard">Scénario nominal (Procédure Renforcée).</text:p>
      <text:p text:style-name="Standard">1.COS prépare le plan d'intervention.</text:p>
      <text:p text:style-name="Standard">2. COS demande l'intervention des autres services (police, mairie, smur…).</text:p>
      <text:p text:style-name="Standard">3. COS demande à l'opérateur GrDF d'identifier la canalisation.</text:p>
      <text:p text:style-name="Standard">4. l'opérateur GrDF interroge <text:s/>Carpathe pour identifier la canalisation.</text:p>
      <text:p text:style-name="Standard">5.Carpathe renvoie les données relatives à la canalisation.</text:p>
      <text:p text:style-name="Standard">6.Si la canalisation est de basse pression, l'opérateur GrDF effectue les réparations.</text:p>
      <text:p text:style-name="Standard">7. Si la canalisation est de moyenne pression, l'opérateur GrDF ferme les robinets.</text:p>
      <text:p text:style-name="Standard">8. l'opérateur GrDF <text:s/>dépressurise la canalisation.</text:p>
      <text:p text:style-name="Standard">9.l'opérateur GrDF répare la canalisatio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0:28:58.455381856</meta:creation-date>
    <dc:date>2016-01-13T18:40:26</dc:date>
    <meta:editing-duration>PT2H14M17S</meta:editing-duration>
    <meta:editing-cycles>21</meta:editing-cycles>
    <meta:generator>LibreOffice/3.5$Linux_X86_64 LibreOffice_project/350m1$Build-2</meta:generator>
    <dc:creator>GTSI </dc:creator>
    <meta:document-statistic meta:table-count="0" meta:image-count="0" meta:object-count="0" meta:page-count="3" meta:paragraph-count="104" meta:word-count="865" meta:character-count="5220" meta:non-whitespace-character-count="4436"/>
  </office:meta>
</office:document-meta>
</file>